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AndInstanceManagementMBean.g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set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get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findTypes( ClassLoader loader , String [ ] signatu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AndInstanceManagementMBean.ProcessAndInstanceManagementMBean( ProcessAndInstanceManagementImpl p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AndInstanceManagementMBean.ProcessAndInstanceManagementMBean( BpelServer server , Process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setAttributes( Attribute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getAttributes( String [ ]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AndInstanceManagementMBean.invoke( String actionName , Object [ ] params , String [ ] signat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